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0000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fo:color="#ff0000" style:text-underline-style="none" fo:font-weight="normal" style:font-weight-asian="normal" style:font-weight-complex="normal"/>
      <style:map style:condition="cell-content()=0" style:apply-style-name="Zero" style:base-cell-address="'broken strip 12x5'.C7"/>
      <style:map style:condition="cell-content()!=0" style:apply-style-name="NonZero" style:base-cell-address="'broken strip 12x5'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3] &amp; &quot;; // &quot; &amp; [.B24]" office:value-type="string" office:string-value="static constexpr tMatrixPixelsSize cRemapSrcArrayLen = 133; // 19x7" calcext:value-type="string">
            <text:p>static constexpr tMatrixPixelsSize cRemapSrcArray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cRemapSrcArray[cRemapSrcArrayLen] PROGMEM = {&quot;" office:value-type="string" office:string-value="static constexpr tMatrixPixelsCoord cRemapSrcArray[cRemapSrcArrayLen] PROGMEM = {" calcext:value-type="string">
            <text:p>static constexpr tMatrixPixelsCoord cRemapSrcArray[cRemapSrcArrayLen] PROGMEM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cRemapDestMatrixLen = &quot; &amp; [.B25] &amp; &quot;;&quot;" office:value-type="string" office:string-value="static constexpr tMatrixPixelsSize cRemapDestMatrixLen = 56;" calcext:value-type="string">
            <text:p>static constexpr tMatrixPixelsSize c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MAX([.C2:.U2])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U6])"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3])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2]*[.B21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21] &amp;&quot;x&quot; &amp; [.B22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cRemapSrcArrayLen = &quot; &amp; [.B21] &amp; &quot;; // &quot; &amp; [.B22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7"/>
          <table:table-cell/>
          <table:table-cell table:formula="of:=&quot;static constexpr tMatrixPixelsCoord cRemapSrcArray[cRemapSrcArrayLen] PROGMEM = {&quot;" office:value-type="string" office:string-value="static constexpr tMatrixPixelsCoord cRemapSrcArray[cRemapSrcArrayLen] PROGMEM = {" calcext:value-type="string">
            <text:p>static constexpr tMatrixPixelsCoord cRemapSrcArray[cRemapSrcArrayLen] PROGMEM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 table:style-name="ce28" table:number-columns-repeated="7"/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 table:style-name="ce28" table:number-columns-repeated="7"/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 table:style-name="ce28" table:number-columns-repeated="7"/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 table:number-columns-repeated="22"/>
          <table:table-cell table:formula="of:=&quot;static constexpr tMatrixPixelsSize cRemapDestMatrixLen = &quot; &amp; [.B23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>
          <table:table-cell table:number-columns-repeated="22"/>
          <table:table-cell table:formula="of:=&quot;static constexpr tMatrixPixelsSize cSrcWidth = &quot; &amp; [.U6] &amp; &quot;;&quot;" office:value-type="string" office:string-value="static constexpr tMatrixPixelsSize cSrcWidth = ;" calcext:value-type="string">
            <text:p>static constexpr tMatrixPixelsSize cSrcWidth = ;</text:p>
          </table:table-cell>
        </table:table-row>
        <table:table-row table:style-name="ro1">
          <table:table-cell table:number-columns-repeated="22"/>
          <table:table-cell table:formula="of:=&quot;static constexpr tMatrixPixelsSize cSrcHeight = &quot; &amp; [.I11] &amp; &quot;;&quot;" office:value-type="string" office:string-value="static constexpr tMatrixPixelsSize cSrcHeight = 0;" calcext:value-type="string">
            <text:p>static constexpr tMatrixPixelsSize cSrcHeight = 0;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U6])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1])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0]*[.B19]"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19] &amp;&quot;x&quot; &amp; [.B20]" office:value-type="string" office:string-value="12x5" calcext:value-type="string">
            <text:p>12x5</text:p>
          </table:table-cell>
          <table:table-cell/>
          <table:table-cell table:style-name="ce3" table:formula="of:=3+3+3+3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2x5.C7:12x5.U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table table:name="broken strip 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cRemapSrcArrayLen = &quot; &amp; [.B21] &amp; &quot;; // &quot; &amp; [.B22]" office:value-type="string" office:string-value="static constexpr tMatrixPixelsSize cRemapSrcArrayLen = 60; // 12x5" calcext:value-type="string">
            <text:p>static constexpr tMatrixPixelsSize cRemapSrcArray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cRemapSrcArray[cRemapSrcArrayLen] PROGMEM = {&quot;" office:value-type="string" office:string-value="static constexpr tMatrixPixelsCoord cRemapSrcArray[cRemapSrcArrayLen] PROGMEM = {" calcext:value-type="string">
            <text:p>static constexpr tMatrixPixelsCoord cRemapSrcArray[cRemapSrcArrayLen] PROGMEM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K8]+1" office:value-type="float" office:value="17" calcext:value-type="float">
            <text:p>17</text:p>
          </table:table-cell>
          <table:table-cell table:style-name="ce35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table:formula="of:=[.N8]+1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9, 0, 0, 17, 0, 0, 24, 0," calcext:value-type="string">
            <text:p><text:s text:c="4"/>0, 3, 0, 0, 9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0" table:formula="of:=[.G7]+1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string" calcext:value-type="string">
            <text:p>0/*x*/</text:p>
          </table:table-cell>
          <table:table-cell table:style-name="ce30" table:formula="of:=[.J7]+1" office:value-type="float" office:value="18" calcext:value-type="float">
            <text:p>18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J9]+1" office:value-type="float" office:value="16" calcext:value-type="float">
            <text:p>16</text:p>
          </table:table-cell>
          <table:table-cell table:style-name="ce30" table:formula="of:=[.M7]+1" office:value-type="float" office:value="25" calcext:value-type="float">
            <text:p>25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0, 0, 0/*x*/, 18, 0, 16, 25, 0, 23," calcext:value-type="string">
            <text:p><text:s text:c="4"/>4, 0, 2, 10, 0, 0/*x*/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F13]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I13]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3" table:formula="of:=[.L13]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7" calcext:value-type="float">
            <text:p>7</text:p>
          </table:table-cell>
          <table:table-cell table:style-name="ce30" table:formula="of:=[.F8]+1" office:value-type="float" office:value="11" calcext:value-type="float">
            <text:p>11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G11]+1" office:value-type="float" office:value="13" calcext:value-type="float">
            <text:p>13</text:p>
          </table:table-cell>
          <table:table-cell table:style-name="ce30" table:formula="of:=[.I8]+1"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J11]+1" office:value-type="float" office:value="21" calcext:value-type="float">
            <text:p>21</text:p>
          </table:table-cell>
          <table:table-cell table:style-name="ce30" table:formula="of:=[.L8]+1" office:value-type="float" office:value="26" calcext:value-type="float">
            <text:p>26</text:p>
          </table:table-cell>
          <table:table-cell table:style-name="ce33" office:value-type="float" office:value="0" calcext:value-type="float">
            <text:p>0</text:p>
          </table:table-cell>
          <table:table-cell table:style-name="ce36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1, 0, 13, 19, 0, 21, 26, 0, 28," calcext:value-type="string">
            <text:p><text:s text:c="4"/>5, 0, 7, 11, 0, 13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F10]+1" office:value-type="float" office:value="12" calcext:value-type="float">
            <text:p>12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I10]+1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table:formula="of:=[.L10]+1" office:value-type="float" office:value="27" calcext:value-type="float">
            <text:p>27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2, 0, 0, 20, 0, 0, 27, 0," calcext:value-type="string">
            <text:p><text:s text:c="4"/>0, 6, 0, 0, 12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table:formula="of:=MAX([.C7:.E11])+1" office:value-type="float" office:value="8" calcext:value-type="float">
            <text:p>8</text:p>
          </table:table-cell>
          <table:table-cell table:number-columns-repeated="2"/>
          <table:table-cell table:formula="of:=MAX([.F7:.H11])+1+1" office:value-type="float" office:value="15" calcext:value-type="float">
            <text:p>15</text:p>
          </table:table-cell>
          <table:table-cell table:number-columns-repeated="2"/>
          <table:table-cell table:formula="of:=MAX([.I7:.K11])+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cRemapDestMatrixLen = &quot; &amp; [.B23] &amp; &quot;;&quot;" office:value-type="string" office:string-value="static constexpr tMatrixPixelsSize cRemapDestMatrixLen = 28;" calcext:value-type="string">
            <text:p>static constexpr tMatrixPixelsSize cRemapDestMatrixLen = 28;</text:p>
          </table:table-cell>
        </table:table-row>
        <table:table-row table:style-name="ro1">
          <table:table-cell table:number-columns-repeated="15"/>
          <table:table-cell table:formula="of:=&quot;static constexpr tMatrixPixelsSize cSrcWidth = &quot; &amp; [.N6] &amp; &quot;;&quot;" office:value-type="string" office:string-value="static constexpr tMatrixPixelsSize cSrcWidth = 12;" calcext:value-type="string">
            <text:p>static constexpr tMatrixPixelsSize cSrcWidth = 12;</text:p>
          </table:table-cell>
        </table:table-row>
        <table:table-row table:style-name="ro1">
          <table:table-cell table:number-columns-repeated="15"/>
          <table:table-cell table:formula="of:=&quot;static constexpr tMatrixPixelsSize cSrcHeight = &quot; &amp; [.B11] &amp; &quot;;&quot;" office:value-type="string" office:string-value="static constexpr tMatrixPixelsSize cSrcHeight = 5;" calcext:value-type="string">
            <text:p>static constexpr tMatrixPixelsSize cSrcHeight = 5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Width:</text:p>
          </table:table-cell>
          <table:table-cell table:formula="of:=MAX([.C6:.N6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Height:</text:p>
          </table:table-cell>
          <table:table-cell table:formula="of:=MAX([.B7:.B1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B20]*[.B19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B19] &amp;&quot;x&quot; &amp; [.B20]" office:value-type="string" office:string-value="12x5" calcext:value-type="string">
            <text:p>12x5</text:p>
          </table:table-cell>
          <table:table-cell/>
          <table:table-cell table:style-name="ce3" table:formula="of:=3+3+3+3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broken strip 12x5'.C7:'broken strip 12x5'.N11">
            <calcext:condition calcext:apply-style-name="Zero" calcext:value="=0" calcext:base-cell-address="'broken strip 12x5'.C7"/>
            <calcext:condition calcext:apply-style-name="NonZero" calcext:value="!=0" calcext:base-cell-address="'broken strip 12x5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23:16:44.204426100</dc:date>
    <meta:editing-duration>PT14H57M7S</meta:editing-duration>
    <meta:editing-cycles>39</meta:editing-cycles>
    <meta:generator>LibreOffice/25.8.3.2$Windows_X86_64 LibreOffice_project/8ca8d55c161d602844f5428fa4b58097424e324e</meta:generator>
    <meta:document-statistic meta:table-count="3" meta:cell-count="418" meta:object-count="0"/>
  </office:meta>
</office:document-meta>
</file>